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fo:color="#000000" style:font-name="Liberation Serif;Times New Roman" fo:font-size="11pt" style:text-position="-28%" fo:country="ES" style:country-asian="CN" style:font-name-asian="Cambria" style:font-size-asian="12pt"/>
    </style:style>
    <style:style style:name="T3" style:family="text">
      <style:text-properties style:font-weight-asian="bold" style:font-weight-complex="bold" fo:color="#000000" style:font-name="Liberation Serif;Times New Roman" fo:font-size="11pt" fo:country="ES" style:country-asian="CN" style:font-name-asian="Cambria" style:font-size-asian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ponentes</text:p>
          </table:table-cell>
          <table:table-cell table:style-name="ce1" office:value-type="string" calcext:value-type="string">
            <text:p>Tiempo</text:p>
          </table:table-cell>
          <table:table-cell/>
          <table:table-cell table:style-name="ce1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4875" calcext:value-type="float">
            <text:p>0,000004875</text:p>
          </table:table-cell>
          <table:table-cell/>
          <table:table-cell table:formula="of:=([.A2]*2)/([.B2]*10^9)" office:value-type="float" office:value="0.210051282051282" calcext:value-type="float">
            <text:p>0,2100512821</text:p>
          </table:table-cell>
          <table:table-cell table:number-columns-repeated="2"/>
        </table:table-row>
        <table:table-row table:style-name="ro1">
          <table:table-cell table:formula="of:=[.A2]*2" office:value-type="float" office:value="1024" calcext:value-type="float">
            <text:p>1024</text:p>
          </table:table-cell>
          <table:table-cell office:value-type="float" office:value="0.000005357" calcext:value-type="float">
            <text:p>0,000005357</text:p>
          </table:table-cell>
          <table:table-cell/>
          <table:table-cell table:formula="of:=([.A3]*2)/([.B3]*10^9)" office:value-type="float" office:value="0.382303528094082" calcext:value-type="float">
            <text:p>0,3823035281</text:p>
          </table:table-cell>
          <table:table-cell table:number-columns-repeated="2"/>
        </table:table-row>
        <table:table-row table:style-name="ro1">
          <table:table-cell table:formula="of:=[.A3]*2" office:value-type="float" office:value="2048" calcext:value-type="float">
            <text:p>2048</text:p>
          </table:table-cell>
          <table:table-cell office:value-type="float" office:value="0.000010264" calcext:value-type="float">
            <text:p>0,000010264</text:p>
          </table:table-cell>
          <table:table-cell/>
          <table:table-cell table:formula="of:=([.A4]*2)/([.B4]*10^9)" office:value-type="float" office:value="0.399064692127825" calcext:value-type="float">
            <text:p>0,3990646921</text:p>
          </table:table-cell>
          <table:table-cell table:number-columns-repeated="2"/>
        </table:table-row>
        <table:table-row table:style-name="ro1">
          <table:table-cell table:formula="of:=[.A4]*2" office:value-type="float" office:value="4096" calcext:value-type="float">
            <text:p>4096</text:p>
          </table:table-cell>
          <table:table-cell office:value-type="float" office:value="0.00002037" calcext:value-type="float">
            <text:p>0,00002037</text:p>
          </table:table-cell>
          <table:table-cell/>
          <table:table-cell table:formula="of:=([.A5]*2)/([.B5]*10^9)" office:value-type="float" office:value="0.402160039273441" calcext:value-type="float">
            <text:p>0,4021600393</text:p>
          </table:table-cell>
          <table:table-cell table:number-columns-repeated="2"/>
        </table:table-row>
        <table:table-row table:style-name="ro1">
          <table:table-cell table:formula="of:=[.A5]*2" office:value-type="float" office:value="8192" calcext:value-type="float">
            <text:p>8192</text:p>
          </table:table-cell>
          <table:table-cell office:value-type="float" office:value="0.000026941" calcext:value-type="float">
            <text:p>0,000026941</text:p>
          </table:table-cell>
          <table:table-cell/>
          <table:table-cell table:formula="of:=([.A6]*2)/([.B6]*10^9)" office:value-type="float" office:value="0.608143721465424" calcext:value-type="float">
            <text:p>0,6081437215</text:p>
          </table:table-cell>
          <table:table-cell table:number-columns-repeated="2"/>
        </table:table-row>
        <table:table-row table:style-name="ro1">
          <table:table-cell table:formula="of:=[.A6]*2" office:value-type="float" office:value="16384" calcext:value-type="float">
            <text:p>16384</text:p>
          </table:table-cell>
          <table:table-cell office:value-type="float" office:value="0.000055888" calcext:value-type="float">
            <text:p>0,000055888</text:p>
          </table:table-cell>
          <table:table-cell/>
          <table:table-cell table:formula="of:=([.A7]*2)/([.B7]*10^9)" office:value-type="float" office:value="0.586315488119095" calcext:value-type="float">
            <text:p>0,5863154881</text:p>
          </table:table-cell>
          <table:table-cell table:number-columns-repeated="2"/>
        </table:table-row>
        <table:table-row table:style-name="ro1">
          <table:table-cell table:formula="of:=[.A7]*2" office:value-type="float" office:value="32768" calcext:value-type="float">
            <text:p>32768</text:p>
          </table:table-cell>
          <table:table-cell office:value-type="float" office:value="0.000083693" calcext:value-type="float">
            <text:p>0,000083693</text:p>
          </table:table-cell>
          <table:table-cell/>
          <table:table-cell table:formula="of:=([.A8]*2)/([.B8]*10^9)" office:value-type="float" office:value="0.783052346074343" calcext:value-type="float">
            <text:p>0,7830523461</text:p>
          </table:table-cell>
          <table:table-cell table:number-columns-repeated="2"/>
        </table:table-row>
        <table:table-row table:style-name="ro1">
          <table:table-cell table:formula="of:=[.A8]*2" office:value-type="float" office:value="65536" calcext:value-type="float">
            <text:p>65536</text:p>
          </table:table-cell>
          <table:table-cell office:value-type="float" office:value="0.000166429" calcext:value-type="float">
            <text:p>0,000166429</text:p>
          </table:table-cell>
          <table:table-cell/>
          <table:table-cell table:formula="of:=([.A9]*2)/([.B9]*10^9)" office:value-type="float" office:value="0.7875550535063" calcext:value-type="float">
            <text:p>0,7875550535</text:p>
          </table:table-cell>
          <table:table-cell table:number-columns-repeated="2"/>
        </table:table-row>
        <table:table-row table:style-name="ro1">
          <table:table-cell table:formula="of:=[.A9]*2" office:value-type="float" office:value="131072" calcext:value-type="float">
            <text:p>131072</text:p>
          </table:table-cell>
          <table:table-cell office:value-type="float" office:value="0.000284437" calcext:value-type="float">
            <text:p>0,000284437</text:p>
          </table:table-cell>
          <table:table-cell/>
          <table:table-cell table:formula="of:=([.A10]*2)/([.B10]*10^9)" office:value-type="float" office:value="0.921624120631282" calcext:value-type="float">
            <text:p>0,9216241206</text:p>
          </table:table-cell>
          <table:table-cell table:number-columns-repeated="2"/>
        </table:table-row>
        <table:table-row table:style-name="ro1">
          <table:table-cell table:formula="of:=[.A10]*2" office:value-type="float" office:value="262144" calcext:value-type="float">
            <text:p>262144</text:p>
          </table:table-cell>
          <table:table-cell office:value-type="float" office:value="0.000562497" calcext:value-type="float">
            <text:p>0,000562497</text:p>
          </table:table-cell>
          <table:table-cell table:style-name="Default"/>
          <table:table-cell table:formula="of:=([.A11]*2)/([.B11]*10^9)" office:value-type="float" office:value="0.932072526609031" calcext:value-type="float">
            <text:p>0,9320725266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<text:span text:style-name="T1">R = Nº instrucciones coma flotantes*Componentes / T</text:span><text:span text:style-name="T2">CPU</text:span><text:span text:style-name="T3"> x 10⁹</text:span>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8" loext:min-decimal-places="8"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20:46:21.2439539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0:11.196970425</meta:creation-date>
    <dc:date>2017-05-30T20:46:52.977119211</dc:date>
    <meta:editing-duration>PT1H7M46S</meta:editing-duration>
    <meta:editing-cycles>7</meta:editing-cycles>
    <meta:generator>LibreOffice/5.1.6.2$Linux_X86_64 LibreOffice_project/10m0$Build-2</meta:generator>
    <meta:document-statistic meta:table-count="1" meta:cell-count="34" meta:object-count="0"/>
  </office:meta>
</office:document-meta>
</file>